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mo" svg:font-family="Arimo"/>
    <style:font-face style:name="Lohit Devanagari1" svg:font-family="'Lohit Devanagari'"/>
    <style:font-face style:name="Chandas" svg:font-family="Chandas" style:font-pitch="variable"/>
    <style:font-face style:name="Purisa" svg:font-family="Purisa" style:font-pitch="variable"/>
    <style:font-face style:name="Samanata" svg:font-family="Samanata"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343434" fo:letter-spacing="normal" fo:background-color="#ffffff"/>
    </style:style>
    <style:style style:name="P2" style:family="paragraph" style:parent-style-name="Text_20_body">
      <style:paragraph-properties fo:orphans="2" fo:widows="2"/>
      <style:text-properties fo:font-variant="normal" fo:text-transform="none" fo:color="#343434" style:font-name="Arimo" fo:letter-spacing="normal" fo:font-style="normal" fo:font-weight="normal" fo:background-color="#ffffff" loext:padding="0in" loext:border="none"/>
    </style:style>
    <style:style style:name="P3" style:family="paragraph" style:parent-style-name="Text_20_body">
      <style:paragraph-properties fo:orphans="2" fo:widows="2"/>
    </style:style>
    <style:style style:name="P4" style:family="paragraph" style:parent-style-name="Text_20_body">
      <style:paragraph-properties fo:margin-top="0in" fo:margin-bottom="0in" loext:contextual-spacing="false" fo:text-align="start" style:justify-single-word="false" fo:orphans="2" fo:widows="2"/>
      <style:text-properties fo:font-variant="normal" fo:text-transform="none" fo:color="#343434" fo:letter-spacing="normal" fo:font-style="normal" fo:font-weight="normal" officeooo:paragraph-rsid="001d5327" fo:background-color="#ffffff" style:font-style-asian="normal" style:font-weight-asian="normal" style:font-style-complex="normal" style:font-weight-complex="normal" loext:padding="0in" loext:border="none"/>
    </style:style>
    <style:style style:name="P5" style:family="paragraph" style:parent-style-name="Text_20_body">
      <style:paragraph-properties fo:margin-top="0in" fo:margin-bottom="0in" loext:contextual-spacing="false" fo:orphans="2" fo:widows="2"/>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letter-spacing="normal" fo:font-style="normal" fo:font-weight="normal" fo:background-color="#ffffff" loext:padding="0in" loext:border="none"/>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letter-spacing="normal" fo:font-style="normal" fo:font-weight="normal" officeooo:paragraph-rsid="0017bbca" fo:background-color="#ffffff" loext:padding="0in" loext:border="none"/>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letter-spacing="normal" fo:font-style="normal" fo:font-weight="normal" fo:background-color="#ffffff"/>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43434" style:font-name="Arimo" fo:letter-spacing="normal" fo:font-style="normal" fo:font-weight="normal" fo:background-color="#ffffff" style:font-style-asian="normal" style:font-weight-asian="normal" style:font-style-complex="normal" style:font-weight-complex="normal" loext:padding="0in" loext:border="none"/>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letter-spacing="normal" fo:font-style="normal" fo:font-weight="bold" fo:background-color="#ffffff" loext:padding="0in" loext:border="none"/>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font-size="11pt" fo:letter-spacing="normal" fo:font-style="italic" fo:font-weight="normal" fo:background-color="#ffffff" style:font-size-asian="11pt" style:font-size-complex="11pt" loext:padding="0in" loext:border="none"/>
    </style:style>
    <style:style style:name="P1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font-size="11pt" fo:letter-spacing="normal" fo:font-style="italic" fo:font-weight="normal" officeooo:paragraph-rsid="00190ec0" fo:background-color="#ffffff" style:font-size-asian="11pt" style:font-size-complex="11pt" loext:padding="0in" loext:border="none"/>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font-size="11pt" fo:letter-spacing="normal" fo:font-style="italic" fo:font-weight="bold" officeooo:paragraph-rsid="00190ec0" fo:background-color="#ffffff" style:font-size-asian="11pt" style:font-weight-asian="bold" style:font-size-complex="11pt" style:font-weight-complex="bold" loext:padding="0in" loext:border="none"/>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font-size="12pt" fo:letter-spacing="normal" fo:font-style="normal" fo:font-weight="bold" fo:background-color="#ffffff" style:font-size-asian="12pt" style:font-size-complex="12pt" loext:padding="0in" loext:border="none"/>
    </style:style>
    <style:style style:name="P1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font-size="12pt" fo:letter-spacing="normal" fo:font-style="normal" fo:font-weight="bold" fo:background-color="#ffffff" style:font-size-asian="12pt" style:font-weight-asian="bold" style:font-size-complex="12pt" style:font-weight-complex="bold" loext:padding="0in" loext:border="none"/>
    </style:style>
    <style:style style:name="P1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fo:letter-spacing="normal" fo:background-color="#ffffff" loext:padding="0in" loext:border="none"/>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fo:letter-spacing="normal" fo:background-color="#ffffff"/>
    </style:style>
    <style:style style:name="P18"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43434" fo:letter-spacing="normal" fo:background-color="#ffffff"/>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43434" fo:letter-spacing="normal" fo:font-style="normal" fo:font-weight="normal" fo:background-color="#ffffff" style:font-style-asian="normal" style:font-weight-asian="normal" style:font-style-complex="normal" style:font-weight-complex="normal" loext:padding="0in" loext:border="none"/>
    </style:style>
    <style:style style:name="P20"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252932" fo:letter-spacing="normal" officeooo:paragraph-rsid="0017bbca" fo:background-color="#ffffff"/>
    </style:style>
    <style:style style:name="P2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434" fo:letter-spacing="normal" fo:font-style="normal" fo:font-weight="normal" fo:background-color="#ffffff" style:font-style-asian="normal" style:font-weight-asian="normal" style:font-style-complex="normal" style:font-weight-complex="normal" loext:padding="0in" loext:border="none"/>
    </style:style>
    <style:style style:name="P2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43434" fo:letter-spacing="normal" fo:font-style="normal" fo:font-weight="normal" officeooo:paragraph-rsid="001d5327" fo:background-color="#ffffff" style:font-style-asian="normal" style:font-weight-asian="normal" style:font-style-complex="normal" style:font-weight-complex="normal" loext:padding="0in" loext:border="none"/>
    </style:style>
    <style:style style:name="P24" style:family="paragraph" style:parent-style-name="Text_20_body">
      <style:paragraph-properties fo:margin-top="0.0209in" fo:margin-bottom="0.0972in" loext:contextual-spacing="false" fo:orphans="2" fo:widows="2"/>
      <style:text-properties fo:font-variant="normal" fo:text-transform="none" fo:color="#343434" style:font-name="Arimo" fo:letter-spacing="normal" fo:font-style="normal" fo:font-weight="normal" fo:background-color="#ffffff" loext:padding="0in" loext:border="none"/>
    </style:style>
    <style:style style:name="P25" style:family="paragraph" style:parent-style-name="Text_20_body">
      <style:paragraph-properties fo:margin-top="0.0209in" fo:margin-bottom="0.0972in" loext:contextual-spacing="false" fo:orphans="2" fo:widows="2"/>
      <style:text-properties fo:font-variant="normal" fo:text-transform="none" fo:color="#343434" style:font-name="Arimo" fo:letter-spacing="normal" fo:font-style="normal" fo:font-weight="normal" officeooo:paragraph-rsid="0017bbca" fo:background-color="#ffffff" loext:padding="0in" loext:border="none"/>
    </style:style>
    <style:style style:name="P26" style:family="paragraph" style:parent-style-name="Text_20_body">
      <style:paragraph-properties fo:margin-top="0.0209in" fo:margin-bottom="0.0972in" loext:contextual-spacing="false" fo:orphans="2" fo:widows="2"/>
      <style:text-properties fo:font-variant="normal" fo:text-transform="none" fo:color="#343434" fo:letter-spacing="normal" fo:background-color="#ffffff"/>
    </style:style>
    <style:style style:name="P27" style:family="paragraph" style:parent-style-name="Text_20_body">
      <style:paragraph-properties fo:margin-top="0.0209in" fo:margin-bottom="0.0972in" loext:contextual-spacing="false" fo:orphans="2" fo:widows="2"/>
      <style:text-properties fo:font-variant="normal" fo:text-transform="none" fo:color="#343434" fo:letter-spacing="normal" officeooo:paragraph-rsid="00190ec0" fo:background-color="#ffffff"/>
    </style:style>
    <style:style style:name="P28" style:family="paragraph" style:parent-style-name="Text_20_body">
      <style:paragraph-properties fo:margin-top="0.0209in" fo:margin-bottom="0.0972in" loext:contextual-spacing="false" fo:orphans="2" fo:widows="2"/>
      <style:text-properties fo:font-variant="normal" fo:text-transform="none" fo:color="#343434" fo:font-size="12pt" fo:letter-spacing="normal" style:text-underline-style="solid" style:text-underline-width="auto" style:text-underline-color="font-color" fo:font-weight="bold" officeooo:paragraph-rsid="00190ec0" fo:background-color="#ffffff" style:font-size-asian="12pt" style:font-weight-asian="bold" style:font-size-complex="12pt" style:font-weight-complex="bold"/>
    </style:style>
    <style:style style:name="P29" style:family="paragraph" style:parent-style-name="Text_20_body">
      <style:paragraph-properties fo:margin-top="0in" fo:margin-bottom="0.0972in" loext:contextual-spacing="false" fo:orphans="2" fo:widows="2"/>
      <style:text-properties fo:font-variant="normal" fo:text-transform="none" fo:color="#343434" fo:letter-spacing="normal" fo:background-color="#ffffff"/>
    </style:style>
    <style:style style:name="P30" style:family="paragraph" style:parent-style-name="Heading_20_1">
      <style:text-properties fo:font-variant="normal" fo:text-transform="none" fo:color="#252932" style:font-name="Arimo" fo:letter-spacing="normal" fo:font-style="normal" fo:font-weight="normal" fo:background-color="#ffffff" loext:padding="0in" loext:border="none"/>
    </style:style>
    <style:style style:name="P31"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letter-spacing="normal" fo:font-style="normal" fo:font-weight="bold" fo:background-color="#ffffff" loext:padding="0in" loext:border="none"/>
    </style:style>
    <style:style style:name="P32" style:family="paragraph" style:parent-style-name="Heading_20_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43434" style:font-name="Arimo" fo:letter-spacing="normal" fo:font-style="normal" fo:font-weight="normal" fo:background-color="#ffffff" loext:padding="0in" loext:border="none"/>
    </style:style>
    <style:style style:name="P33"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letter-spacing="normal" fo:font-style="normal" fo:font-weight="normal" fo:background-color="#ffffff" loext:padding="0in" loext:border="none"/>
    </style:style>
    <style:style style:name="P34" style:family="paragraph" style:parent-style-name="Heading_20_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43434" style:font-name="Arimo" fo:letter-spacing="normal" fo:font-style="normal" fo:font-weight="normal" fo:background-color="#ffffff" style:font-style-asian="normal" style:font-weight-asian="normal" style:font-style-complex="normal" style:font-weight-complex="normal" loext:padding="0in" loext:border="none"/>
    </style:style>
    <style:style style:name="P35"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fo:letter-spacing="normal" fo:background-color="#ffffff" loext:padding="0in" loext:border="none"/>
    </style:style>
    <style:style style:name="P36"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fo:letter-spacing="normal" fo:background-color="#ffffff"/>
    </style:style>
    <style:style style:name="P37" style:family="paragraph" style:parent-style-name="Heading_20_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43434" fo:letter-spacing="normal" fo:font-style="normal" fo:font-weight="normal" fo:background-color="#ffffff" style:font-style-asian="normal" style:font-weight-asian="normal" style:font-style-complex="normal" style:font-weight-complex="normal" loext:padding="0in" loext:border="none"/>
    </style:style>
    <style:style style:name="P38"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fo:font-size="14pt" fo:letter-spacing="normal" fo:font-weight="bold" fo:background-color="#ffffff" style:font-size-asian="14pt" style:font-size-complex="14pt" loext:padding="0in" loext:border="none"/>
    </style:style>
    <style:style style:name="P39"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fo:font-size="14pt" fo:letter-spacing="normal" fo:background-color="#ffffff" style:font-size-asian="14pt" style:font-size-complex="14pt" loext:padding="0in" loext:border="none"/>
    </style:style>
    <style:style style:name="P40"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fo:font-size="14pt" fo:letter-spacing="normal" officeooo:rsid="0017bbca" officeooo:paragraph-rsid="0017bbca" fo:background-color="#ffffff" style:font-size-asian="14pt" style:font-size-complex="14pt" loext:padding="0in" loext:border="none"/>
    </style:style>
    <style:style style:name="P41" style:family="paragraph" style:parent-style-name="Heading_20_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style="normal" fo:font-weight="normal" style:font-style-asian="normal" style:font-weight-asian="normal" style:font-style-complex="normal" style:font-weight-complex="normal"/>
    </style:style>
    <style:style style:name="P42" style:family="paragraph" style:parent-style-name="Heading_20_3">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252932" style:font-name="Arimo" fo:letter-spacing="normal" fo:font-style="normal" fo:font-weight="bold" fo:background-color="#ffffff" loext:padding="0in" loext:border="none"/>
    </style:style>
    <style:style style:name="P43" style:family="paragraph" style:parent-style-name="Heading_20_3">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252932" style:font-name="Arimo" fo:letter-spacing="normal" fo:font-style="normal" fo:font-weight="bold" fo:background-color="#ffffff"/>
    </style:style>
    <style:style style:name="P44" style:family="paragraph" style:parent-style-name="Heading_20_3">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252932" style:font-name="Arimo" fo:font-size="14pt" fo:letter-spacing="normal" fo:font-style="normal" fo:font-weight="bold" officeooo:paragraph-rsid="0017bbca" fo:background-color="#ffffff" style:font-size-asian="14pt" style:font-size-complex="14pt"/>
    </style:style>
    <style:style style:name="P45" style:family="paragraph" style:parent-style-name="Heading_20_3">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252932" style:font-name="Arimo" fo:font-size="14pt" fo:letter-spacing="normal" fo:font-style="normal" fo:font-weight="bold" officeooo:paragraph-rsid="00190ec0" fo:background-color="#ffffff" style:font-size-asian="14pt" style:font-size-complex="14pt"/>
    </style:style>
    <style:style style:name="P46" style:family="paragraph" style:parent-style-name="Heading_20_3">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252932" fo:font-size="12pt" fo:letter-spacing="normal" style:text-underline-style="solid" style:text-underline-width="auto" style:text-underline-color="font-color" fo:font-weight="bold" officeooo:paragraph-rsid="0017bbca" fo:background-color="#ffffff" style:font-size-asian="12pt" style:font-weight-asian="bold" style:font-size-complex="12pt" style:font-weight-complex="bold"/>
    </style:style>
    <style:style style:name="P47"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252932" style:font-name="Arimo" fo:letter-spacing="normal" fo:font-style="normal" fo:font-weight="normal" fo:background-color="#ffffff" loext:padding="0in" loext:border="none"/>
    </style:style>
    <style:style style:name="P48" style:family="paragraph" style:parent-style-name="Heading_20_5">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letter-spacing="normal" fo:font-style="normal" fo:font-weight="bold" fo:background-color="#ffffff" loext:padding="0in" loext:border="none"/>
    </style:style>
    <style:style style:name="P49" style:family="paragraph" style:parent-style-name="Heading_20_5">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letter-spacing="normal" fo:font-style="normal" fo:font-weight="bold" officeooo:paragraph-rsid="0017bbca" fo:background-color="#ffffff" loext:padding="0in" loext:border="none"/>
    </style:style>
    <style:style style:name="P50" style:family="paragraph" style:parent-style-name="Heading_20_5">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font-size="12pt" fo:letter-spacing="normal" fo:font-style="normal" fo:font-weight="bold" fo:background-color="#ffffff" style:font-size-asian="12pt" style:font-size-complex="12pt" loext:padding="0in" loext:border="none"/>
    </style:style>
    <style:style style:name="P51" style:family="paragraph" style:parent-style-name="Heading_20_5">
      <style:paragraph-properties fo:margin-left="0in" fo:margin-right="0in" fo:margin-top="0in" fo:margin-bottom="0in" loext:contextual-spacing="false" fo:orphans="2" fo:widows="2" fo:text-indent="0in" style:auto-text-indent="false" fo:padding="0in" fo:border="none"/>
    </style:style>
    <style:style style:name="P52" style:family="paragraph" style:parent-style-name="Heading_20_6">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font-size="11pt" fo:letter-spacing="normal" fo:font-style="italic" fo:font-weight="normal" fo:background-color="#ffffff" style:font-size-asian="11pt" style:font-size-complex="11pt" loext:padding="0in" loext:border="none"/>
    </style:style>
    <style:style style:name="P53" style:family="paragraph" style:parent-style-name="Heading_20_6">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font-size="11pt" fo:letter-spacing="normal" fo:font-style="italic" fo:font-weight="normal" officeooo:paragraph-rsid="00190ec0" fo:background-color="#ffffff" style:font-size-asian="11pt" style:font-size-complex="11pt" loext:padding="0in" loext:border="none"/>
    </style:style>
    <style:style style:name="P54" style:family="paragraph" style:parent-style-name="Heading_20_6">
      <style:paragraph-properties fo:margin-left="0in" fo:margin-right="0in" fo:margin-top="0in" fo:margin-bottom="0in" loext:contextual-spacing="false" fo:orphans="2" fo:widows="2" fo:text-indent="0in" style:auto-text-indent="false" fo:padding="0in" fo:border="none"/>
      <style:text-properties fo:font-variant="normal" fo:text-transform="none" fo:color="#343434" style:font-name="Arimo" fo:font-size="11pt" fo:letter-spacing="normal" fo:font-style="italic" fo:font-weight="bold" officeooo:paragraph-rsid="00190ec0" fo:background-color="#ffffff" style:font-size-asian="11pt" style:font-weight-asian="bold" style:font-size-complex="11pt" style:font-weight-complex="bold" loext:padding="0in" loext:border="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normal"/>
    </style:style>
    <style:style style:name="T4" style:family="text">
      <style:text-properties fo:font-style="normal" fo:font-weight="bold" style:font-weight-asian="bold" style:font-weight-complex="bold"/>
    </style:style>
    <style:style style:name="T5" style:family="text">
      <style:text-properties fo:color="#252932" style:font-name="Arimo" fo:font-style="normal" fo:font-weight="bold" officeooo:rsid="0017bbca"/>
    </style:style>
    <style:style style:name="T6" style:family="text">
      <style:text-properties fo:color="#252932" style:font-name="Arimo" fo:font-style="normal" officeooo:rsid="0017bbca"/>
    </style:style>
    <style:style style:name="T7" style:family="text">
      <style:text-properties fo:font-variant="normal" fo:text-transform="none" fo:color="#343434" style:text-line-through-style="none" style:text-line-through-type="none" style:font-name="Arimo" fo:letter-spacing="normal" fo:font-style="normal" style:text-underline-style="none" fo:font-weight="normal" style:text-blinking="false" fo:background-color="transparent" loext:char-shading-value="0" loext:padding="0in" loext:border="none"/>
    </style:style>
    <style:style style:name="T8" style:family="text">
      <style:text-properties fo:font-variant="normal" fo:text-transform="none" fo:color="#343434" style:font-name="Arimo" fo:letter-spacing="normal" fo:background-color="#ffffff" loext:char-shading-value="0" loext:padding="0in" loext:border="none"/>
    </style:style>
    <style:style style:name="T9" style:family="text">
      <style:text-properties fo:font-variant="normal" fo:text-transform="none" fo:color="#343434" style:font-name="Arimo" fo:font-size="12pt" fo:letter-spacing="normal" fo:font-style="normal" fo:font-weight="bold" fo:background-color="#ffffff" loext:char-shading-value="0" style:font-size-asian="12pt" style:font-size-complex="12pt" loext:padding="0in" loext:border="none"/>
    </style:style>
    <style:style style:name="T10" style:family="text">
      <style:text-properties style:text-underline-style="none" style:font-weight-asian="bold" style:font-weight-complex="bold"/>
    </style:style>
    <style:style style:name="T11" style:family="text">
      <style:text-properties style:font-name="Arimo"/>
    </style:style>
    <style:style style:name="T12" style:family="text">
      <style:text-properties style:font-name="Arimo" fo:font-style="normal" fo:font-weight="bold"/>
    </style:style>
    <style:style style:name="T13" style:family="text">
      <style:text-properties style:font-name="Arimo" fo:font-style="normal" fo:font-weight="bold" officeooo:rsid="0017bbca"/>
    </style:style>
    <style:style style:name="T14" style:family="text">
      <style:text-properties style:font-name="Arimo" fo:font-style="normal" fo:font-weight="normal"/>
    </style:style>
    <style:style style:name="T15" style:family="text">
      <style:text-properties style:font-name="Arimo" fo:font-style="normal" fo:font-weight="normal" loext:padding="0in" loext:border="none"/>
    </style:style>
    <style:style style:name="T16" style:family="text">
      <style:text-properties style:font-name="Arimo" fo:font-style="normal" style:text-underline-style="none" style:font-weight-asian="bold" style:font-weight-complex="bold"/>
    </style:style>
    <style:style style:name="T17" style:family="text">
      <style:text-properties style:font-name="Arimo" fo:font-style="normal" officeooo:rsid="0017bbca"/>
    </style:style>
    <style:style style:name="T18" style:family="text">
      <style:text-properties fo:color="#343434"/>
    </style:style>
    <style:style style:name="T19" style:family="text">
      <style:text-properties fo:color="#343434" style:font-name="Arimo" fo:font-style="normal" fo:font-weight="normal" loext:padding="0in" loext:border="none"/>
    </style:style>
    <style:style style:name="T20" style:family="text">
      <style:text-properties fo:color="#343434" style:font-name="Arimo" fo:font-style="normal" fo:font-weight="normal" officeooo:rsid="0017bbca" loext:padding="0in" loext:border="none"/>
    </style:style>
    <style:style style:name="T21" style:family="text">
      <style:text-properties fo:color="#343434" style:font-name="Arimo" fo:font-style="normal" loext:padding="0in" loext:border="none"/>
    </style:style>
    <style:style style:name="T22" style:family="text">
      <style:text-properties fo:color="#343434" style:font-name="Arimo" fo:font-style="normal" officeooo:rsid="0017bbca" loext:padding="0in" loext:border="none"/>
    </style:style>
    <style:style style:name="T23" style:family="text">
      <style:text-properties loext:padding="0in" loext:border="none"/>
    </style:style>
    <style:style style:name="T24" style:family="text">
      <style:text-properties officeooo:rsid="0017bbca"/>
    </style:style>
    <style:style style:name="T25" style:family="text">
      <style:text-properties fo:font-size="12pt" style:font-size-asian="12pt" style:font-size-complex="12pt"/>
    </style:style>
    <style:style style:name="T26" style:family="text">
      <style:text-properties fo:font-size="12pt" officeooo:rsid="0017bbca"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1">Ashique</text:span> <text:span text:style-name="T1">Jubayer</text:span></text:h>
      <text:h text:style-name="P47" text:outline-level="2"><text:span text:style-name="T24">Full-stack </text:span>Web <text:span text:style-name="T24">D</text:span>eveloper</text:h>
      <text:h text:style-name="P31" text:outline-level="4"/>
      <text:p text:style-name="P10"/>
      <text:h text:style-name="P38" text:outline-level="4"><text:span text:style-name="T16">Address</text:span><text:span text:style-name="T10"> :</text:span></text:h>
      <text:p text:style-name="P6">House:65/1,Road: Kasimuddin road</text:p>
      <text:p text:style-name="P6">Dattapara,Tongi,Gazipur.</text:p>
      <text:h text:style-name="P31" text:outline-level="4"/>
      <text:h text:style-name="P39" text:outline-level="4"><text:span text:style-name="T12">Phone</text:span> :</text:h>
      <text:p text:style-name="P2">+88-01674324629</text:p>
      <text:h text:style-name="P35" text:outline-level="4"><text:span text:style-name="T12"/></text:h>
      <text:h text:style-name="P39" text:outline-level="4"><text:span text:style-name="T12">E-mail:</text:span></text:h>
      <text:p text:style-name="P3"><text:a xlink:type="simple" xlink:href="mailto:ashiquejubayer357@gmail.com" office:target-frame-name="_blank" xlink:show="new" text:style-name="Internet_20_link" text:visited-style-name="Visited_20_Internet_20_Link"><text:span text:style-name="T7">ashiquejubayer357@gmail.com</text:span></text:a></text:p>
      <text:h text:style-name="P31" text:outline-level="4"/>
      <text:h text:style-name="P39" text:outline-level="4"><text:span text:style-name="T12">Date of birth:</text:span> </text:h>
      <text:p text:style-name="P2">15/04/1995</text:p>
      <text:h text:style-name="P31" text:outline-level="4"/>
      <text:h text:style-name="P39" text:outline-level="4"><text:span text:style-name="T12">GitHub</text:span> :</text:h>
      <text:p text:style-name="P3"><text:a xlink:type="simple" xlink:href="https://github.com/ashique357" office:target-frame-name="_blank" xlink:show="new" text:style-name="Internet_20_link" text:visited-style-name="Visited_20_Internet_20_Link"><text:span text:style-name="T7">https://github.com/ashique357</text:span></text:a></text:p>
      <text:h text:style-name="P31" text:outline-level="4"/>
      <text:h text:style-name="P39" text:outline-level="4"><text:span text:style-name="T12">Facebook</text:span> :</text:h>
      <text:p text:style-name="P5"><text:a xlink:type="simple" xlink:href="http://www.facebook.com/ashiquezubayer" office:target-frame-name="_blank" xlink:show="new" text:style-name="Internet_20_link" text:visited-style-name="Visited_20_Internet_20_Link"><text:span text:style-name="T7">www.facebook.com/ashiquezubayer</text:span></text:a></text:p>
      <text:p text:style-name="P1"> </text:p>
      <text:h text:style-name="P40" text:outline-level="4"><text:span text:style-name="T12">Summary:</text:span></text:h>
      <text:p text:style-name="P8">Full-stack web developer specially good at Laravel (Php Framework) and database design.I am delicate wtih my work and time.</text:p>
      <text:h text:style-name="P43" text:outline-level="3"/>
      <text:h text:style-name="P44" text:outline-level="3">Education: </text:h>
      <text:h text:style-name="P44" text:outline-level="3"/>
      <text:h text:style-name="P46" text:outline-level="3"><text:span text:style-name="T17">S.S.C</text:span><text:span text:style-name="T18"> </text:span><text:span text:style-name="T21">– 2011</text:span></text:h>
      <text:p text:style-name="P20"><text:span text:style-name="T19"/></text:p>
      <text:h text:style-name="P48" text:outline-level="5"><text:span text:style-name="T25">Rajuk Uttara Model College</text:span></text:h>
      <text:p text:style-name="P6">GPA-5.00</text:p>
      <text:p text:style-name="P24"/>
      <text:h text:style-name="P46" text:outline-level="3"><text:span text:style-name="T17">H.S.C</text:span><text:span text:style-name="T18"> </text:span><text:span text:style-name="T21">– 201</text:span><text:span text:style-name="T22">3</text:span></text:h>
      <text:p text:style-name="P20"><text:span text:style-name="T19"/></text:p>
      <text:h text:style-name="P49" text:outline-level="5"><text:span text:style-name="T25">Rajuk Uttara Model College </text:span></text:h>
      <text:p text:style-name="P7">GPA-5.00</text:p>
      <text:p text:style-name="P25"/>
      <text:p text:style-name="P27"><text:soft-page-break/> </text:p>
      <text:p text:style-name="P28"><text:span text:style-name="T6">B.Sc -Present</text:span></text:p>
      <text:h text:style-name="P49" text:outline-level="5"><text:span text:style-name="T26">Sylhet Engineering College</text:span></text:h>
      <text:p text:style-name="P6">B.Sc in Computer Science &amp; Engineering</text:p>
      <text:p text:style-name="P21"/>
      <text:h text:style-name="P45" text:outline-level="3">Experience:</text:h>
      <text:p text:style-name="P18"/>
      <text:h text:style-name="P51" text:outline-level="5"><text:span text:style-name="T9">Web Developer</text:span></text:h>
      <text:h text:style-name="P52" text:outline-level="6"/>
      <text:h text:style-name="P53" text:outline-level="6"><text:span text:style-name="T2">Debugger Lab -</text:span><text:span text:style-name="T4">03/2018 present</text:span><text:tab/><text:tab/></text:h>
      <text:p text:style-name="P11"/>
      <text:p text:style-name="P6">Working as a full-stack web developer and working on project</text:p>
      <text:p text:style-name="P6">“www.debuggerlab.com”</text:p>
      <text:p text:style-name="P26"> </text:p>
      <text:h text:style-name="P50" text:outline-level="5">Founder Member</text:h>
      <text:p text:style-name="P15"/>
      <text:h text:style-name="P54" text:outline-level="6">Utshaho Theater  <text:s/>-<text:span text:style-name="T3">11/2017 present</text:span></text:h>
      <text:p text:style-name="P12"><text:span text:style-name="T3"/></text:p>
      <text:p text:style-name="P8"><text:span text:style-name="T23">A drama theater of Sylhet Engineering College where we practise our creativity and culture through our act.I have taken the initiative to inaugurate the theater as organization and have already around 50 members and performed a drama named "Gopi Gayen Bagha Bayen" by Upendrakishore Raychaudhury.  </text:span></text:p>
      <text:p text:style-name="P26"/>
      <text:h text:style-name="P50" text:outline-level="5">Member</text:h>
      <text:p text:style-name="P14"/>
      <text:h text:style-name="P54" text:outline-level="6">Youth Development Research &amp; Leadership Assembly of Bangladesh (YDRLAB) <text:s/>-<text:span text:style-name="T3">05/2012 04/2015</text:span> </text:h>
      <text:p text:style-name="P13"/>
      <text:p text:style-name="P6">Have done  survey in association with this organization on the distress people of slum "Kerantek" in Tongi,Gazipur under the research of Australian High Commission.</text:p>
      <text:p text:style-name="P16"> </text:p>
      <text:h text:style-name="P42" text:outline-level="3"/>
      <text:h text:style-name="P42" text:outline-level="3">Skills:</text:h>
      <text:h text:style-name="P32" text:outline-level="4"/>
      <text:h text:style-name="P34" text:outline-level="4">Php</text:h>
      <text:p text:style-name="P4"> </text:p>
      <text:p text:style-name="P4"><text:span text:style-name="T11">Laravel (Php Framework)</text:span></text:p>
      <text:p text:style-name="P9"/>
      <text:h text:style-name="P41" text:outline-level="4"><text:span text:style-name="T8">C Language</text:span></text:h>
      <text:p text:style-name="P9"/>
      <text:p text:style-name="P22"> <text:span text:style-name="T11">Database Design-Mysql</text:span></text:p>
      <text:p text:style-name="P22"> </text:p>
      <text:h text:style-name="P34" text:outline-level="4"><text:soft-page-break/>Javascript</text:h>
      <text:p text:style-name="P9"/>
      <text:h text:style-name="P37" text:outline-level="4"><text:span text:style-name="T11">Github</text:span></text:h>
      <text:p text:style-name="P19"><text:span text:style-name="T11"/></text:p>
      <text:p text:style-name="P23"> <text:span text:style-name="T11">HTML</text:span></text:p>
      <text:p text:style-name="P23"><text:span text:style-name="T11">CSS</text:span></text:p>
      <text:p text:style-name="P22"> <text:span text:style-name="T11">Jade</text:span></text:p>
      <text:p text:style-name="P22"> <text:span text:style-name="T11">Pug</text:span></text:p>
      <text:h text:style-name="P34" text:outline-level="4">Bootstrap</text:h>
      <text:p text:style-name="P22"> </text:p>
      <text:h text:style-name="P43" text:outline-level="3">Projects:</text:h>
      <text:p text:style-name="P29"><text:span text:style-name="T14"/></text:p>
      <text:h text:style-name="P36" text:outline-level="4"><text:span text:style-name="T15">School Management System-Laravel</text:span></text:h>
      <text:p text:style-name="P17"><text:span text:style-name="T15"/></text:p>
      <text:h text:style-name="P33" text:outline-level="4">Marriage Management-Laravel</text:h>
      <text:h text:style-name="P43" text:outline-level="3"/>
      <text:h text:style-name="P43" text:outline-level="3"/>
      <text:h text:style-name="P43" text:outline-level="3">Interests:</text:h>
      <text:h text:style-name="P33" text:outline-level="4"/>
      <text:h text:style-name="P33" text:outline-level="4">Deep Learning</text:h>
      <text:h text:style-name="P33" text:outline-level="4"/>
      <text:h text:style-name="P33" text:outline-level="4">Image Processing</text:h>
      <text:h text:style-name="P33" text:outline-level="4"/>
      <text:h text:style-name="P33" text:outline-level="4">Machine Learning</text:h>
      <text:h text:style-name="P33" text:outline-level="4"/>
      <text:h text:style-name="P33" text:outline-level="4">Artificial Intelligence </text:h>
      <text:h text:style-name="P33" text:outline-level="4"/>
      <text:h text:style-name="P33" text:outline-level="4">Organizing programs</text:h>
      <text:h text:style-name="P33" text:outline-level="4"/>
      <text:h text:style-name="P33" text:outline-level="4">Sports</text:h>
      <text:h text:style-name="P42" text:outline-level="3"/>
      <text:h text:style-name="P42" text:outline-level="3"/>
      <text:h text:style-name="P42" text:outline-level="3">References:</text:h>
      <text:h text:style-name="P33" text:outline-level="4"/>
      <text:h text:style-name="P33" text:outline-level="4">Md. Shamsul Islam</text:h>
      <text:p text:style-name="P6">Head of The Department,</text:p>
      <text:p text:style-name="P6">Department of CSE,</text:p>
      <text:p text:style-name="P6">Sylhet Engineering College,</text:p>
      <text:p text:style-name="P6">Sylhet</text:p>
      <text:p text:style-name="P6">Phone: +880178884443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mo" svg:font-family="Arimo"/>
    <style:font-face style:name="Lohit Devanagari1" svg:font-family="'Lohit Devanagari'"/>
    <style:font-face style:name="Chandas" svg:font-family="Chandas" style:font-pitch="variable"/>
    <style:font-face style:name="Purisa" svg:font-family="Purisa" style:font-pitch="variable"/>
    <style:font-face style:name="Samanata" svg:font-family="Samanata"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22:16:49.160931060</meta:creation-date>
    <dc:date>2018-09-23T22:58:21.441526555</dc:date>
    <meta:editing-duration>PT15M38S</meta:editing-duration>
    <meta:editing-cycles>5</meta:editing-cycles>
    <meta:generator>LibreOffice/6.0.3.2$Linux_X86_64 LibreOffice_project/00m0$Build-2</meta:generator>
    <meta:document-statistic meta:table-count="0" meta:image-count="0" meta:object-count="0" meta:page-count="3" meta:paragraph-count="74" meta:word-count="228" meta:character-count="1726" meta:non-whitespace-character-count="1539"/>
  </office:meta>
</office:document-meta>
</file>